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750000170D6A9EA986.svm"/>
  <manifest:file-entry manifest:media-type="" manifest:full-path="Pictures/2000000700003CFD000033FE4A40D0D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1" style:family="table" style:master-page-name="Standard">
      <style:table-properties style:width="17.503cm" style:page-number="auto" table:align="margins" style:writing-mode="lr-tb"/>
    </style:style>
    <style:style style:name="Table1.A" style:family="table-column">
      <style:table-column-properties style:column-width="10.837cm" style:rel-column-width="40577*"/>
    </style:style>
    <style:style style:name="Table1.B" style:family="table-column">
      <style:table-column-properties style:column-width="6.666cm" style:rel-column-width="24958*"/>
    </style:style>
    <style:style style:name="Table1.A1" style:family="table-cell">
      <style:table-cell-properties fo:padding="0.097cm" fo:border="none"/>
    </style:style>
    <style:style style:name="P1" style:family="paragraph" style:parent-style-name="PageDeTitre_5f_PiedDePage">
      <style:paragraph-properties>
        <style:tab-stops/>
      </style:paragraph-properties>
    </style:style>
    <style:style style:name="P2" style:family="paragraph" style:parent-style-name="PageDeTitre_5f_PiedDePage">
      <style:paragraph-properties>
        <style:tab-stops>
          <style:tab-stop style:position="8.001cm" style:type="center"/>
          <style:tab-stop style:position="15.002cm" style:type="right"/>
        </style:tab-stops>
      </style:paragraph-properties>
    </style:style>
    <style:style style:name="P3" style:family="paragraph" style:parent-style-name="PageDeTitre_5f_PiedDePage">
      <style:paragraph-properties fo:text-align="center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PageDeGarde_5f_SepHaut">
      <style:paragraph-properties fo:margin-top="0cm" fo:margin-bottom="0.776cm"/>
    </style:style>
    <style:style style:name="P7" style:family="paragraph" style:parent-style-name="PageDeGarde_5f_SepBas">
      <style:paragraph-properties fo:margin-top="0.776cm" fo:margin-bottom="0cm"/>
    </style:style>
    <style:style style:name="P8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44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291cm" style:type="right" style:leader-style="dotted" style:leader-text="."/>
        </style:tab-stops>
      </style:paragraph-properties>
    </style:style>
    <style:style style:name="P11" style:family="paragraph" style:parent-style-name="Titre_20_1_20_Sans_20_Numéro">
      <style:paragraph-properties fo:break-before="page"/>
    </style:style>
    <style:style style:name="P12" style:family="paragraph" style:parent-style-name="Standard">
      <style:paragraph-properties fo:margin-left="0.7cm" fo:margin-right="0cm" fo:margin-top="0cm" fo:margin-bottom="0.212cm" fo:text-indent="-0.7cm" style:auto-text-indent="false"/>
      <style:text-properties fo:font-size="11pt" style:font-size-asian="11pt" style:font-size-complex="11pt"/>
    </style:style>
    <style:style style:name="P13" style:family="paragraph" style:parent-style-name="PageDeGarde_5f_Filiere">
      <style:paragraph-properties fo:margin-left="0cm" fo:margin-right="0cm" fo:text-indent="0cm" style:auto-text-indent="false"/>
    </style:style>
    <style:style style:name="P14" style:family="paragraph" style:parent-style-name="PageDeGarde_5f_Filiere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PageDeGarde_5f_Titre">
      <style:text-properties fo:font-size="28pt" style:font-size-asian="28pt" style:font-size-complex="28pt"/>
    </style:style>
    <style:style style:name="P16" style:family="paragraph" style:parent-style-name="Standard" style:master-page-name="Convert_20_1">
      <style:paragraph-properties style:page-number="auto"/>
      <style:text-properties fo:font-size="22pt" fo:font-weight="bold" style:font-size-asian="22pt" style:font-weight-asian="bold"/>
    </style:style>
    <style:style style:name="P17" style:family="paragraph" style:parent-style-name="Heading_20_1">
      <style:paragraph-properties fo:break-before="page"/>
    </style:style>
    <style:style style:name="P18" style:family="paragraph">
      <style:paragraph-properties fo:text-align="end"/>
    </style:style>
    <style:style style:name="P19" style:family="paragraph">
      <style:text-properties fo:color="#ffffff" style:font-name="Arial1" fo:font-size="22pt" style:font-size-asian="22pt" style:font-size-complex="22pt"/>
    </style:style>
    <style:style style:name="T1" style:family="text">
      <style:text-properties fo:font-style="italic" style:font-style-asian="italic"/>
    </style:style>
    <style:style style:name="T2" style:family="text">
      <style:text-properties fo:language="fr" fo:country="FR"/>
    </style:style>
    <style:style style:name="T3" style:family="text">
      <style:text-properties fo:color="#000000" style:font-name="Courier New" fo:font-size="11pt" style:text-underline-style="none" style:font-size-asian="11pt" style:font-name-complex="Courier New"/>
    </style:style>
    <style:style style:name="T4" style:family="text">
      <style:text-properties fo:color="#ffffff" style:font-name="Arial1"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style-name="gr1" draw:text-style-name="P19" svg:width="7.056cm" svg:height="0.893cm" svg:x="12.083cm" svg:y="26.218cm">
        <draw:text-box>
          <text:p text:style-name="P18"><text:span text:style-name="T4">2010 - 2011</text:span></text:p>
        </draw:text-box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s1" text:anchor-type="paragraph" svg:width="9.551cm" svg:height="3.237cm" draw:z-index="2"><draw:image xlink:href="Pictures/20000007000045750000170D6A9EA986.svm" xlink:type="simple" xlink:show="embed" xlink:actuate="onLoad"/></draw:frame></text:p>
          </table:table-cell>
          <table:table-cell table:style-name="Table1.A1" office:value-type="string">
            <text:p text:style-name="PageDeGarde_5f_LogoEntreprise"/>
          </table:table-cell>
        </table:table-row>
      </table:table>
      <text:p text:style-name="Standard"/>
      <text:p text:style-name="Text_20_body">ESIL<text:line-break/>Case 925 – 163, avenue de Luminy<text:line-break/>13288 Marseille cedex 9</text:p>
      <text:p text:style-name="PageDeGarde_5f_AdresseEcole"/>
      <text:p text:style-name="Standard"/>
      <text:p text:style-name="PageDeGarde_5f_Normal"/>
      <text:p text:style-name="PageDeGarde_5f_Normal"/>
      <text:p text:style-name="P13">Informatique, Réseaux et Multimédia – 2ème année</text:p>
      <text:p text:style-name="P14"/>
      <text:p text:style-name="P13">Rapport de projet de fin d’année</text:p>
      <text:p text:style-name="PageDeGarde_5f_Normal"/>
      <text:p text:style-name="PageDeGarde_5f_Normal"/>
      <text:p text:style-name="PageDeGarde_5f_Normal"/>
      <text:p text:style-name="P6"/>
      <text:p text:style-name="P15">Titre du projet</text:p>
      <text:p text:style-name="PageDeGarde_5f_SousTitre">[Sous-titre éventuel]</text:p>
      <text:p text:style-name="P7"/>
      <text:p text:style-name="PageDeGarde_5f_Normal"/>
      <text:p text:style-name="PageDeGarde_5f_Normal"/>
      <text:p text:style-name="PageDeGarde_5f_Normal"/>
      <text:p text:style-name="PageDeGarde_5f_Normal"/>
      <text:p text:style-name="PageDeGarde_5f_Auteurs">Prénom1 NOM1</text:p>
      <text:p text:style-name="PageDeGarde_5f_Auteurs">Prénom2 NOM2</text:p>
      <text:p text:style-name="PageDeGarde_5f_Normal"/>
      <text:p text:style-name="PageDeGarde_5f_Normal"/>
      <text:p text:style-name="P1"/>
      <text:p text:style-name="P1"/>
      <text:p text:style-name="P1">Suivi ESIL : Prénom NOM</text:p>
      <text:p text:style-name="P16">Table des matièr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itre_20_1_20_Sans_20_Numéro"/>
          </text:index-source-styles>
          <text:index-source-styles text:outline-level="3">
            <text:index-source-style text:style-name="_31_.1.1_20_Titre_20_3"/>
            <text:index-source-style text:style-name="_31_.1.1._20_Titre_20_3"/>
          </text:index-source-styles>
        </text:table-of-content-source>
        <text:index-body>
          <text:p text:style-name="P8"><text:s/>Introduction<text:tab/>3</text:p>
          <text:p text:style-name="P8">1 Titre du premier chapitre<text:tab/>4</text:p>
          <text:p text:style-name="P9">1.1 Première section du premier chapitre<text:tab/>4</text:p>
          <text:p text:style-name="P9">1.2 Seconde section du premier chapitre<text:tab/>4</text:p>
          <text:p text:style-name="P10">1.2.1 <text:s text:c="2"/>Sous-section de la seconde section du premier chapitre<text:tab/>4</text:p>
          <text:p text:style-name="P10">1.2.2 <text:s text:c="2"/>Autre sous section…<text:tab/>4</text:p>
          <text:p text:style-name="P9">1.3 Seconde section du premier chapitre<text:tab/>4</text:p>
          <text:p text:style-name="P9">1.4 Troisième section du premier chapitre<text:tab/>4</text:p>
          <text:p text:style-name="P8">2 Titre du second chapitre<text:tab/>5</text:p>
          <text:p text:style-name="P8"><text:s/>Conclusion<text:tab/>6</text:p>
          <text:p text:style-name="P8"><text:s/>Références bibliographiques<text:tab/>7</text:p>
        </text:index-body>
      </text:table-of-content>
      <text:p text:style-name="P4"/>
      <text:p text:style-name="Standard"/>
      <text:p text:style-name="Standard"/>
      <text:p text:style-name="P11">Introduction</text:p>
      <text:p text:style-name="Standard"/>
      <text:p text:style-name="Standard"/>
      <text:p text:style-name="Standard"/>
      <text:h text:style-name="P17" text:outline-level="1">Titre du premier chapitre</text:h>
      <text:h text:style-name="Heading_20_2" text:outline-level="2">Première section du premier chapitre</text:h>
      <text:p text:style-name="Standard"/>
      <text:p text:style-name="Standard">On trouvera dans « Petites leçons de typographie » [4] quelques règles de typographie pour la mise en forme de ce genre de document.</text:p>
      <text:p text:style-name="Standard"/>
      <text:h text:style-name="Heading_20_2" text:outline-level="2">Seconde section du premier chapitre</text:h>
      <text:p text:style-name="Standard"/>
      <text:h text:style-name="Heading_20_3" text:outline-level="3">Sous-section de la seconde section du premier chapitre</text:h>
      <text:p text:style-name="Standard"/>
      <text:p text:style-name="Standard"/>
      <text:p text:style-name="Standard"/>
      <text:h text:style-name="Heading_20_3" text:outline-level="3">Autre sous section…</text:h>
      <text:p text:style-name="Standard"/>
      <text:p text:style-name="Standard"/>
      <text:p text:style-name="Standard"/>
      <text:p text:style-name="Standard"/>
      <text:h text:style-name="Heading_20_2" text:outline-level="2">Seconde section du premier chapitre</text:h>
      <text:p text:style-name="Standard"/>
      <text:p text:style-name="Standard"/>
      <text:p text:style-name="Standard"/>
      <text:h text:style-name="Heading_20_2" text:outline-level="2">Troisième section du premier chapitre</text:h>
      <text:p text:style-name="Standard"/>
      <text:h text:style-name="P17" text:outline-level="1">Titre du second chapitre</text:h>
      <text:p text:style-name="Standard"/>
      <text:p text:style-name="Standard"/>
      <text:p text:style-name="Standard"/>
      <text:p text:style-name="P11">Conclusion</text:p>
      <text:p text:style-name="Standard"/>
      <text:p text:style-name="Standard"/>
      <text:p text:style-name="Standard"/>
      <text:p text:style-name="P11">Références bibliographiques</text:p>
      <text:p text:style-name="Référence_20_bibliographique">[1]<text:tab/>Glyn Moody, Rebel Code: The Inside Story of Linux and the Open Source Revolution, Perseus Books, 2002, 344 p.</text:p>
      <text:p text:style-name="Référence_20_bibliographique">[2]<text:tab/>D. E. Knuth, « Theory and practice », <text:span text:style-name="T1">Theoretical Computer Science,</text:span> vol. 90, n° 1, novembre 1991, 1-15.</text:p>
      <text:p text:style-name="Référence_20_bibliographique">[3]<text:tab/>B. Michel, « Giothic Memory Management: a Multiprocessor Shared Single Level Store », Rapport de recherché INRIA, n° 1202, mars 1990.</text:p>
      <text:p text:style-name="Référence_20_bibliographique"><text:span text:style-name="T2">[4]<text:tab/>J. André, </text:span>« Petites leçons de typographie », février 2005 ; <text:a xlink:type="simple" xlink:href="http://www.irisa.fr/faqtypo/lessons.pdf"><text:span text:style-name="Internet_20_link"><text:span text:style-name="T3">http://www.irisa.fr/faqtypo/lessons.pdf</text:span></text:span></text:a></text:p>
      <text:p text:style-name="P12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.423cm" fo:text-indent="0cm" style:auto-text-indent="false" fo:keep-with-next="always"/>
      <style:text-properties fo:font-size="22pt" fo:font-weight="bold" style:font-size-asian="22pt" style:font-size-complex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.212cm" fo:text-indent="0cm" style:auto-text-indent="false" fo:keep-with-next="always"/>
      <style:text-properties fo:font-size="18pt" fo:font-weight="bold" style:font-size-asian="18pt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0cm" style:auto-text-indent="false" fo:keep-with-next="always">
        <style:tab-stops>
          <style:tab-stop style:position="1.27cm"/>
        </style:tab-stops>
      </style:paragraph-properties>
      <style:text-properties fo:font-size="14pt" fo:font-weight="bold" style:font-size-asian="16pt" style:font-size-complex="16pt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1" fo:font-size="11pt" style:font-size-asian="11pt" style:font-name-complex="Arial1" style:font-size-complex="11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ageDeGarde_5f_Titre" style:display-name="PageDeGarde_Titre" style:family="paragraph">
      <style:paragraph-properties fo:text-align="end" style:justify-single-word="false" fo:orphans="2" fo:widows="2"/>
      <style:text-properties style:use-window-font-color="true" style:font-name="Arial" fo:font-size="36pt" fo:language="fr" fo:country="FR" style:font-name-asian="Times New Roman" style:font-size-asian="36pt" style:font-name-complex="Times New Roman" style:font-size-complex="36pt" style:language-complex="ar" style:country-complex="SA"/>
    </style:style>
    <style:style style:name="PageDeGarde_5f_Intitule" style:display-name="PageDeGarde_Intitule" style:family="paragraph" style:master-page-name="">
      <style:paragraph-properties fo:text-align="end" style:justify-single-word="false" fo:orphans="2" fo:widows="2" style:page-number="auto"/>
      <style:text-properties style:use-window-font-color="true" style:font-name="Arial" fo:font-size="18pt" fo:language="fr" fo:country="FR" style:font-name-asian="Times New Roman" style:font-size-asian="18pt" style:font-name-complex="Times New Roman" style:font-size-complex="18pt" style:language-complex="ar" style:country-complex="SA"/>
    </style:style>
    <style:style style:name="PageDeGarde_5f_Auteurs" style:display-name="PageDeGarde_Auteurs" style:family="paragraph" style:parent-style-name="Header" style:master-page-name="">
      <style:paragraph-properties fo:text-align="end" style:justify-single-word="false" style:page-number="auto">
        <style:tab-stops/>
      </style:paragraph-properties>
      <style:text-properties style:font-name="Arial" fo:font-size="16pt" style:font-size-asian="14pt" style:font-size-complex="14pt"/>
    </style:style>
    <style:style style:name="PageDeTitre_5f_PiedDePage" style:display-name="PageDeTitre_PiedDePage" style:family="paragraph" style:parent-style-name="Footer">
      <style:paragraph-properties fo:text-align="start" style:justify-single-word="false">
        <style:tab-stops>
          <style:tab-stop style:position="5.08cm"/>
          <style:tab-stop style:position="8.001cm" style:type="center"/>
          <style:tab-stop style:position="17.503cm" style:type="right"/>
        </style:tab-stops>
      </style:paragraph-properties>
      <style:text-properties style:font-name="Arial" fo:font-size="16pt" style:font-size-asian="14pt" style:font-size-complex="14pt"/>
    </style:style>
    <style:style style:name="Commentaire" style:family="paragraph" style:parent-style-name="Standard"/>
    <style:style style:name="PageDeGarde_5f_Normal" style:display-name="PageDeGarde_Normal" style:family="paragraph" style:parent-style-name="PageDeGarde_5f_Intitule">
      <style:paragraph-properties fo:text-align="start" style:justify-single-word="false"/>
      <style:text-properties fo:font-size="12pt" style:font-size-asian="12pt" style:font-size-complex="12pt"/>
    </style:style>
    <style:style style:name="PageDeGarde_5f_Filiere" style:display-name="PageDeGarde_Filiere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4pt" style:font-size-complex="14pt"/>
    </style:style>
    <style:style style:name="PageDeGarde_5f_LogoEntreprise" style:display-name="PageDeGarde_LogoEntreprise" style:family="paragraph" style:parent-style-name="Header">
      <style:paragraph-properties fo:text-align="end" style:justify-single-word="false">
        <style:tab-stops/>
      </style:paragraph-properties>
      <style:text-properties style:font-name="Arial"/>
    </style:style>
    <style:style style:name="PageDeGarde_5f_SepHaut" style:display-name="PageDeGarde_SepHaut" style:family="paragraph" style:parent-style-name="Standard" style:master-page-name="">
      <style:paragraph-properties fo:margin-left="5.004cm" fo:margin-right="0cm" fo:margin-top="0cm" fo:margin-bottom="0.423cm" fo:text-align="end" style:justify-single-word="false" fo:text-indent="0cm" style:auto-text-indent="false" style:page-number="auto" fo:padding-left="0cm" fo:padding-right="0cm" fo:padding-top="0cm" fo:padding-bottom="0.035cm" fo:border-left="none" fo:border-right="none" fo:border-top="none" fo:border-bottom="0.035cm solid #000000"/>
    </style:style>
    <style:style style:name="PageDeGarde_5f_SepBas" style:display-name="PageDeGarde_SepBas" style:family="paragraph" style:parent-style-name="Standard">
      <style:paragraph-properties fo:margin-left="5.004cm" fo:margin-right="0cm" fo:margin-top="0.423cm" fo:margin-bottom="0cm" fo:text-align="end" style:justify-single-word="false" fo:text-indent="0cm" style:auto-text-indent="false" fo:padding-left="0cm" fo:padding-right="0cm" fo:padding-top="0.035cm" fo:padding-bottom="0cm" fo:border-left="none" fo:border-right="none" fo:border-top="0.035cm solid #000000" fo:border-bottom="none"/>
    </style:style>
    <style:style style:name="PageDeGarde_5f_Ismra" style:display-name="PageDeGarde_Ismra" style:family="paragraph" style:parent-style-name="Standard"/>
    <style:style style:name="Titre_20_1_20_Sans_20_Numéro" style:display-name="Titre 1 Sans Numéro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_31_.1.1_20_Titre_20_3" style:display-name="1.1.1 Titre 3" style:family="paragraph" style:parent-style-name="Standard" style:next-style-name="Standard" style:list-style-name="WW8Num9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_31_.1.1._20_Titre_20_3" style:display-name="1.1.1. Titre 3" style:family="paragraph" style:parent-style-name="Standard" style:list-style-name="WW8Num15">
      <style:paragraph-properties fo:margin-left="0cm" fo:margin-right="0cm" fo:text-indent="0cm" style:auto-text-indent="false"/>
    </style:style>
    <style:style style:name="Référence_20_bibliographique" style:display-name="Référence bibliographique" style:family="paragraph" style:parent-style-name="Standard">
      <style:paragraph-properties fo:margin-left="0.7cm" fo:margin-right="0cm" fo:margin-top="0cm" fo:margin-bottom="0.212cm" fo:text-indent="-0.7cm" style:auto-text-indent="false"/>
      <style:text-properties fo:language="en" fo:country="GB" style:font-size-complex="11pt" style:font-style-complex="italic"/>
    </style:style>
    <style:style style:name="PageDeGarde_5f_AdresseEcole" style:display-name="PageDeGarde_AdresseEcole" style:family="paragraph" style:parent-style-name="PageDeGarde_5f_Filiere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/>
    </style:style>
    <style:style style:name="PageDeGarde_5f_SousTitre" style:display-name="PageDeGarde_SousTitre" style:family="paragraph" style:parent-style-name="PageDeGarde_5f_Titre">
      <style:text-properties fo:font-size="14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Référence_20_bibliographique_20_Car" style:display-name="Référence bibliographique Car" style:family="text" style:parent-style-name="Police_20_par_20_défaut">
      <style:text-properties fo:font-size="12pt" fo:language="en" fo:country="GB" style:font-size-asian="12pt" style:font-size-complex="11pt" style:language-complex="ar" style:country-complex="SA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953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format="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I">
        <style:list-level-properties text:min-label-width="1.27cm" text:min-label-distance="0.31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953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format="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format="1" text:display-levels="2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prefix="      " style:num-suffix="." style:num-format="1" text:display-levels="3">
        <style:list-level-properties text:space-before="1.27cm" text:min-label-width="0.635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prefix="      " style:num-suffix="." style:num-format="1" text:display-levels="3">
        <style:list-level-properties text:space-before="1.27cm" text:min-label-width="0.635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format="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format="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1" text:display-levels="2">
        <style:list-level-properties text:space-before="2.223cm" text:min-label-width="0.762cm"/>
      </text:list-level-style-number>
      <text:list-level-style-number text:level="3" style:num-suffix="." style:num-format="1" text:display-levels="3">
        <style:list-level-properties text:space-before="2.858cm" text:min-label-width="0.889cm"/>
      </text:list-level-style-number>
      <text:list-level-style-number text:level="4" style:num-suffix="." style:num-format="1" text:display-levels="4">
        <style:list-level-properties text:space-before="3.493cm" text:min-label-width="1.143cm"/>
      </text:list-level-style-number>
      <text:list-level-style-number text:level="5" style:num-suffix="." style:num-format="1" text:display-levels="5">
        <style:list-level-properties text:space-before="4.128cm" text:min-label-width="1.397cm"/>
      </text:list-level-style-number>
      <text:list-level-style-number text:level="6" style:num-suffix="." style:num-format="1" text:display-levels="6">
        <style:list-level-properties text:space-before="4.763cm" text:min-label-width="1.651cm"/>
      </text:list-level-style-number>
      <text:list-level-style-number text:level="7" style:num-suffix="." style:num-format="1" text:display-levels="7">
        <style:list-level-properties text:space-before="5.398cm" text:min-label-width="1.905cm"/>
      </text:list-level-style-number>
      <text:list-level-style-number text:level="8" style:num-suffix="." style:num-format="1" text:display-levels="8">
        <style:list-level-properties text:space-before="6.033cm" text:min-label-width="2.159cm"/>
      </text:list-level-style-number>
      <text:list-level-style-number text:level="9" style:num-suffix="." style:num-format="1" text:display-levels="9">
        <style:list-level-properties text:space-before="6.66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ageDeTitre_5f_PiedDePage">
      <style:paragraph-properties>
        <style:tab-stops/>
      </style:paragraph-properties>
    </style:style>
    <style:style style:name="MP2" style:family="paragraph" style:parent-style-name="PageDeTitre_5f_PiedDePage">
      <style:paragraph-properties>
        <style:tab-stops>
          <style:tab-stop style:position="8.001cm" style:type="center"/>
          <style:tab-stop style:position="15.002cm" style:type="right"/>
        </style:tab-stops>
      </style:paragraph-properties>
    </style:style>
    <style:style style:name="MP3" style:family="paragraph" style:parent-style-name="PageDeTitre_5f_PiedDePage">
      <style:paragraph-properties fo:text-align="center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501cm" fo:margin-bottom="1.812cm" fo:margin-left="1.753cm" fo:margin-right="1.7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175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.501cm" fo:margin-bottom="0.6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85cm" fo:margin-left="0cm" fo:margin-right="0cm" fo:margin-top="1.752cm" style:dynamic-spacing="true"/>
      </style:footer-style>
    </style:page-layout>
    <style:page-layout style:name="Mpm5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paragraph" svg:x="-0.083cm" svg:y="0cm" svg:width="17.47cm" svg:height="3.413cm" draw:z-index="0"><draw:image xlink:href="Pictures/2000000700003CFD000033FE4A40D0D7.svm" xlink:type="simple" xlink:show="embed" xlink:actuate="onLoad"/></draw:frame></text:p>
        <text:p text:style-name="MP1"/>
        <text:p text:style-name="MP2"/>
        <text:p text:style-name="MP2"/>
      </style:footer>
    </style:master-page>
    <style:master-page style:name="Endnote" style:page-layout-name="Mpm2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4">
      <style:footer>
        <text:p text:style-name="MP3"><text:page-number text:select-page="current">4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 </dc:title>
    <meta:initial-creator>greyc</meta:initial-creator>
    <meta:creation-date>2003-03-13T17:49:00</meta:creation-date>
    <dc:date>2011-09-13T12:18:09.93</dc:date>
    <meta:print-date>2007-12-14T08:31:12</meta:print-date>
    <meta:editing-cycles>43</meta:editing-cycles>
    <meta:editing-duration>PT2H15M34S</meta:editing-duration>
    <dc:creator>. .</dc:creator>
    <meta:document-statistic meta:table-count="1" meta:image-count="2" meta:object-count="0" meta:page-count="7" meta:paragraph-count="37" meta:word-count="254" meta:character-count="1548"/>
    <meta:user-defined meta:name="Info 1"/>
    <meta:user-defined meta:name="Info 2"/>
    <meta:user-defined meta:name="Info 3"/>
    <meta:user-defined meta:name="Info 4"/>
  </office:meta>
</office:document-meta>
</file>